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0ffe86" officeooo:paragraph-rsid="000ffe86" style:font-size-asian="12pt" style:font-size-complex="12pt"/>
    </style:style>
    <style:style style:name="P3" style:family="paragraph" style:parent-style-name="Heading_20_2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line-height="115%" fo:text-align="justify" style:justify-single-word="false"/>
      <style:text-properties fo:font-size="12pt" officeooo:rsid="017e9dca" officeooo:paragraph-rsid="017e9dca" style:font-size-asian="12pt" style:font-size-complex="12pt"/>
    </style:style>
    <style:style style:name="P5" style:family="paragraph" style:parent-style-name="Heading_20_2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Heading_20_1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17e9dca" officeooo:paragraph-rsid="017e9dca" style:font-size-asian="12pt" style:font-size-complex="12pt"/>
    </style:style>
    <style:style style:name="P7" style:family="paragraph" style:parent-style-name="Title">
      <style:paragraph-properties fo:margin-top="0cm" fo:margin-bottom="0.199cm" loext:contextual-spacing="false" fo:line-height="115%" fo:text-align="end" style:justify-single-word="false"/>
      <style:text-properties style:font-name="Times New Roman" fo:font-size="12pt" officeooo:paragraph-rsid="00a65943" style:font-size-asian="12pt" style:font-size-complex="12pt"/>
    </style:style>
    <style:style style:name="P8" style:family="paragraph" style:parent-style-name="Text_20_body" style:list-style-name="L1">
      <style:paragraph-properties fo:line-height="115%" fo:text-align="justify" style:justify-single-word="false"/>
      <style:text-properties fo:font-size="12pt" officeooo:rsid="017e9dca" officeooo:paragraph-rsid="0189e1f2" style:font-size-asian="12pt" style:font-size-complex="12pt"/>
    </style:style>
    <style:style style:name="P9" style:family="paragraph" style:parent-style-name="Text_20_body" style:list-style-name="L1">
      <style:paragraph-properties fo:line-height="115%" fo:text-align="justify" style:justify-single-word="false"/>
      <style:text-properties fo:font-size="12pt" officeooo:rsid="017e9dca" officeooo:paragraph-rsid="01938624" style:font-size-asian="12pt" style:font-size-complex="12pt"/>
    </style:style>
    <style:style style:name="P10" style:family="paragraph" style:parent-style-name="Text_20_body" style:list-style-name="L2">
      <style:paragraph-properties fo:line-height="115%" fo:text-align="justify" style:justify-single-word="false"/>
      <style:text-properties fo:font-size="12pt" officeooo:rsid="017e9dca" officeooo:paragraph-rsid="018063ef" style:font-size-asian="12pt" style:font-size-complex="12pt"/>
    </style:style>
    <style:style style:name="P11" style:family="paragraph" style:parent-style-name="Text_20_body" style:list-style-name="L1">
      <style:paragraph-properties fo:line-height="115%" fo:text-align="justify" style:justify-single-word="false"/>
      <style:text-properties fo:font-size="12pt" officeooo:rsid="018d9a02" officeooo:paragraph-rsid="018d9a02" style:font-size-asian="12pt" style:font-size-complex="12pt"/>
    </style:style>
    <style:style style:name="P12" style:family="paragraph" style:parent-style-name="Text_20_body" style:list-style-name="L1">
      <style:paragraph-properties fo:line-height="115%" fo:text-align="justify" style:justify-single-word="false"/>
      <style:text-properties fo:font-size="12pt" officeooo:rsid="018b963c" officeooo:paragraph-rsid="018b963c" style:font-size-asian="12pt" style:font-size-complex="12pt"/>
    </style:style>
    <style:style style:name="P13" style:family="paragraph" style:parent-style-name="Text_20_body" style:list-style-name="L2">
      <style:paragraph-properties fo:line-height="115%" fo:text-align="justify" style:justify-single-word="false"/>
      <style:text-properties fo:font-size="12pt" officeooo:rsid="0182976c" officeooo:paragraph-rsid="0182976c" style:font-size-asian="12pt" style:font-size-complex="12pt"/>
    </style:style>
    <style:style style:name="P14" style:family="paragraph" style:parent-style-name="Text_20_body" style:list-style-name="L1">
      <style:paragraph-properties fo:line-height="115%" fo:text-align="justify" style:justify-single-word="false"/>
      <style:text-properties fo:font-size="12pt" officeooo:rsid="019455bd" officeooo:paragraph-rsid="019455bd" style:font-size-asian="12pt" style:font-size-complex="12pt"/>
    </style:style>
    <style:style style:name="P15" style:family="paragraph" style:parent-style-name="Text_20_body" style:list-style-name="L1">
      <style:paragraph-properties fo:line-height="115%" fo:text-align="justify" style:justify-single-word="false"/>
      <style:text-properties fo:font-size="12pt" officeooo:rsid="019455bd" officeooo:paragraph-rsid="0194facb" style:font-size-asian="12pt" style:font-size-complex="12pt"/>
    </style:style>
    <style:style style:name="P16" style:family="paragraph" style:parent-style-name="Text_20_body" style:list-style-name="L1">
      <style:paragraph-properties fo:line-height="115%" fo:text-align="justify" style:justify-single-word="false"/>
      <style:text-properties officeooo:rsid="018167a0" officeooo:paragraph-rsid="018167a0"/>
    </style:style>
    <style:style style:name="P17" style:family="paragraph" style:parent-style-name="Text_20_body">
      <style:paragraph-properties fo:line-height="115%" fo:text-align="justify" style:justify-single-word="false"/>
      <style:text-properties officeooo:rsid="01938624" officeooo:paragraph-rsid="01944a2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1872991" style:font-size-asian="12pt" style:font-size-complex="12pt"/>
    </style:style>
    <style:style style:name="T3" style:family="text">
      <style:text-properties fo:font-size="12pt" officeooo:rsid="017e9dca" style:font-size-asian="12pt" style:font-size-complex="12pt"/>
    </style:style>
    <style:style style:name="T4" style:family="text">
      <style:text-properties fo:font-size="12pt" officeooo:rsid="0194facb" style:font-size-asian="12pt" style:font-size-complex="12pt"/>
    </style:style>
    <style:style style:name="T5" style:family="text">
      <style:text-properties officeooo:rsid="017d68ba"/>
    </style:style>
    <style:style style:name="T6" style:family="text">
      <style:text-properties officeooo:rsid="017e9dca"/>
    </style:style>
    <style:style style:name="T7" style:family="text">
      <style:text-properties officeooo:rsid="018393d6"/>
    </style:style>
    <style:style style:name="T8" style:family="text">
      <style:text-properties officeooo:rsid="0189e1f2"/>
    </style:style>
    <style:style style:name="T9" style:family="text">
      <style:text-properties officeooo:rsid="018a1777"/>
    </style:style>
    <style:style style:name="T10" style:family="text">
      <style:text-properties officeooo:rsid="018b963c"/>
    </style:style>
    <style:style style:name="T11" style:family="text">
      <style:text-properties officeooo:rsid="018ccf86"/>
    </style:style>
    <style:style style:name="T12" style:family="text">
      <style:text-properties style:font-name="Times New Roman1" fo:font-size="12pt" officeooo:rsid="00131661" style:font-size-asian="12pt" style:font-size-complex="12pt"/>
    </style:style>
    <style:style style:name="T13" style:family="text">
      <style:text-properties style:font-name="Times New Roman1" fo:font-size="12pt" officeooo:rsid="0031bb07" style:font-size-asian="12pt" style:font-size-complex="12pt"/>
    </style:style>
    <style:style style:name="T14" style:family="text">
      <style:text-properties style:font-name="Times New Roman1" fo:font-size="12pt" officeooo:rsid="001395f4" style:font-size-asian="12pt" style:font-size-complex="12pt"/>
    </style:style>
    <style:style style:name="T15" style:family="text">
      <style:text-properties style:font-name="Times New Roman1" fo:font-size="12pt" officeooo:rsid="001c6284" style:font-size-asian="12pt" style:font-size-complex="12pt"/>
    </style:style>
    <style:style style:name="T16" style:family="text">
      <style:text-properties style:font-name="Times New Roman1" fo:font-size="12pt" officeooo:rsid="01944a26" style:font-size-asian="12pt" style:font-size-complex="12pt"/>
    </style:style>
    <style:style style:name="T17" style:family="text">
      <style:text-properties style:font-name="Times New Roman1" fo:font-size="12pt" officeooo:rsid="0194facb" style:font-size-asian="12pt" style:font-size-complex="12pt"/>
    </style:style>
    <style:style style:name="T18" style:family="text">
      <style:text-properties officeooo:rsid="019455bd"/>
    </style:style>
    <style:style style:name="T19" style:family="text">
      <style:text-properties officeooo:rsid="018063ef"/>
    </style:style>
    <style:style style:name="T20" style:family="text">
      <style:text-properties officeooo:rsid="0194facb"/>
    </style:style>
    <style:style style:name="T21" style:family="text">
      <style:text-properties officeooo:rsid="019754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7">CAP<text:span text:style-name="T7">Í</text:span>TULO <text:span text:style-name="T5">VI</text:span></text:p>
      <text:h text:style-name="P6" text:outline-level="1"><text:bookmark-start text:name="__RefHeading___Toc2496_487598608"/>CONCLUSIONES Y RECOMENDACIONES<text:bookmark-end text:name="__RefHeading___Toc2496_487598608"/></text:h>
      <text:h text:style-name="P5" text:outline-level="2"><text:bookmark-start text:name="__RefHeading___Toc2498_487598608"/>INTRODUCCIÓN<text:bookmark-end text:name="__RefHeading___Toc2498_487598608"/></text:h>
      <text:p text:style-name="P2">El objetivo del presente cap<text:span text:style-name="T7">í</text:span>tulo es <text:span text:style-name="T6">mostrar el análisis de la implementación del proyecto desarrollado.</text:span></text:p>
      <text:h text:style-name="P3" text:outline-level="2">C<text:span text:style-name="T6">ONCLUSIONES</text:span></text:h>
      <text:p text:style-name="P17"><text:span text:style-name="T3">E</text:span><text:span text:style-name="T1">l presente proyecto ha cumplido con el objetivo general descrito en el capitulo 1, </text:span><text:span text:style-name="T16">d</text:span><text:span text:style-name="T12">esarrollar </text:span><text:span text:style-name="T14">e implementar </text:span><text:span text:style-name="T12">un </text:span><text:span text:style-name="T13">sistema</text:span><text:span text:style-name="T12"> de firma digital para el Ministerio de Obras Públicas, Servicios y Vivienda </text:span><text:span text:style-name="T15">que permita agilizar, transparentar y simplificar las procedimientos administrativos de la gestión pública. </text:span><text:span text:style-name="T16">El objetivo fue alcanzado cumpliendo los objetivos específicos que se describen a continuación:</text:span></text:p>
      <text:list xml:id="list2224911670205666173" text:style-name="L1">
        <text:list-item>
          <text:p text:style-name="P9">Se desarrollo <text:span text:style-name="T18">un modelo de firma digital para documentos en formato PDF.</text:span></text:p>
        </text:list-item>
        <text:list-item>
          <text:p text:style-name="P14">Se <text:span text:style-name="T20">consiguió</text:span> adicionar varias firmas digitales de diferentes signatarios a un documento PDF.</text:p>
        </text:list-item>
        <text:list-item>
          <text:p text:style-name="P15">Se <text:span text:style-name="T20">consiguió</text:span> desplegar la información del o los signatarios, <text:span text:style-name="T19">incrustada en los documentos PDF</text:span>.</text:p>
        </text:list-item>
        <text:list-item>
          <text:p text:style-name="P14">Se <text:span text:style-name="T20">consiguió</text:span> adicionar el sello de tiempo <text:span text:style-name="T20">de un servidor TSA a</text:span> un documento PDF.</text:p>
        </text:list-item>
        <text:list-item>
          <text:p text:style-name="P14">Se <text:span text:style-name="T20">consiguió</text:span> comprobar y autentificar <text:span text:style-name="T20">las </text:span>firmas digitales de un documento firmado.</text:p>
        </text:list-item>
        <text:list-item>
          <text:p text:style-name="P11">Se siguieron las especificaciones técnicas de la firma digital <text:span text:style-name="T20">descritas</text:span> por la ATT.</text:p>
        </text:list-item>
        <text:list-item>
          <text:p text:style-name="P16"><text:span text:style-name="T1">Este sistema podr</text:span><text:span text:style-name="T2">á</text:span><text:span text:style-name="T1"> utilizar</text:span><text:span text:style-name="T4">se</text:span><text:span text:style-name="T2"> </text:span><text:span text:style-name="T1">en la agilización de los diversos trámites que se realizan en </text:span><text:span text:style-name="T2">el ministerio</text:span><text:span text:style-name="T1">, en donde se requiera firmar documentos oficiales, en distintos niveles de jerarquía, una autorización, un visto bueno, por ejemplo.</text:span></text:p>
        </text:list-item>
        <text:list-item>
          <text:p text:style-name="P8">La firma digital puede ser muy útil si lo que se requiere es integridad de la información, autenticación del emisor, si se requiere evitar el no repudio.</text:p>
        </text:list-item>
        <text:list-item>
          <text:p text:style-name="P12">La inversión en el desarrollo del sistema proporciona ganancias económicas , obtenidas posteriormente a un tiempo corto de uso, siendo mas rentable que optar al ahorro.</text:p>
        </text:list-item>
      </text:list>
      <text:h text:style-name="P4" text:outline-level="2"><text:soft-page-break/>RECOMENDACIONES</text:h>
      <text:list xml:id="list1551824272686967385" text:style-name="L2">
        <text:list-item>
          <text:p text:style-name="P10"><text:span text:style-name="T10">Es recomendable que los documentos con</text:span> firma digital <text:span text:style-name="T21">deben ser</text:span> proteg<text:span text:style-name="T21">idos, </text:span>por lo cual, se recomienda el desarrollo de aplicaciones que eviten que se transfiera información privada, o lo menos posible, a través de la red manejándose esta en la máquina del cliente únicamente.</text:p>
        </text:list-item>
        <text:list-item>
          <text:p text:style-name="P13"><text:span text:style-name="T10">U</text:span>tilizar procedimientos web <text:span text:style-name="T21">agilizará el uso de firmas digitales</text:span>, pero lamentablemente las APIs criptográficas que presentan los navegadores son inexistentes o se encuentran en un estado muy primitivo de evolución. La W3C y la fundación mozilla están desarrollando el estándar DOMCrypt, <text:span text:style-name="T21">seria bueno seguir el desarrollo de este estánda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1-29T17:48:26.010502154</dc:date>
    <meta:editing-duration>PT15H24M42S</meta:editing-duration>
    <meta:editing-cycles>150</meta:editing-cycles>
    <meta:generator>LibreOffice/5.0.3.2$Linux_X86_64 LibreOffice_project/00m0$Build-2</meta:generator>
    <meta:print-date>2015-11-11T07:44:22.811313167</meta:print-date>
    <meta:printed-by>armin </meta:printed-by>
    <dc:creator>armin </dc:creator>
    <meta:document-statistic meta:table-count="0" meta:image-count="0" meta:object-count="0" meta:page-count="2" meta:paragraph-count="19" meta:word-count="357" meta:character-count="2282" meta:non-whitespace-character-count="1959"/>
  </office:meta>
</office:document-meta>
</file>